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647" officeooo:paragraph-rsid="001ff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uyenqu2@burroughs:shell$ make</text:p>
      <text:p text:style-name="P1">clang -g -Wall -Werror -o mysh mysh.c</text:p>
      <text:p text:style-name="P1">nguyenqu2@burroughs:shell$ ./mysh</text:p>
      <text:p text:style-name="P1">$ ls</text:p>
      <text:p text:style-name="P1">Makefile <text:s/>mysh<text:tab/>mysh.c<text:tab/>mysh.c~</text:p>
      <text:p text:style-name="P1">Child process 5500 exited with status 0</text:p>
      <text:p text:style-name="P1">$ cd ../</text:p>
      <text:p text:style-name="P1">$ ls</text:p>
      <text:p text:style-name="P1">analysis-lab.rkt~<text:tab/> <text:s text:c="3"/>eclipse-java-google-style.xml</text:p>
      <text:p text:style-name="P1">association-lists-lab.rkt~ <text:s/>google-chrome.desktop</text:p>
      <text:p text:style-name="P1">CaesarCipher.java~<text:tab/> <text:s text:c="3"/>insertion-sort-lab.rkt~</text:p>
      <text:p text:style-name="P1">csc207<text:tab/><text:tab/><text:tab/> <text:s text:c="3"/>nguyenqu2-exam-02-master.zip</text:p>
      <text:p text:style-name="P1">csc207-hw4<text:tab/><text:tab/> <text:s text:c="3"/>project-nba-2.rkt~</text:p>
      <text:p text:style-name="P1">csc207-hw5<text:tab/><text:tab/> <text:s text:c="3"/>project-nba.rkt~</text:p>
      <text:p text:style-name="P1">CSC 211<text:tab/><text:tab/><text:tab/> <text:s text:c="3"/>shell</text:p>
      <text:p text:style-name="P1">CSC-214<text:tab/><text:tab/><text:tab/> <text:s text:c="3"/>shell.tar.gz</text:p>
      <text:p text:style-name="P1">datapath<text:tab/><text:tab/> <text:s text:c="3"/>White-Background-HQ-Desktop-Wallpaper-16574.jpg</text:p>
      <text:p text:style-name="P1">datapath-part3CD.tar.gz</text:p>
      <text:p text:style-name="P1">Child process 5503 exited with status 0</text:p>
      <text:p text:style-name="P1">$ cd shell; ls</text:p>
      <text:p text:style-name="P1">Makefile <text:s/>mysh<text:tab/>mysh.c<text:tab/>mysh.c~</text:p>
      <text:p text:style-name="P1">Child process 5504 exited with status 0</text:p>
      <text:p text:style-name="P1">$ </text:p>
      <text:p text:style-name="P1">$ cd ..; pwd; ls</text:p>
      <text:p text:style-name="P1">/home/nguyenqu2/Desktop</text:p>
      <text:p text:style-name="P1">Child process 5512 exited with status 0</text:p>
      <text:p text:style-name="P1">analysis-lab.rkt~<text:tab/> <text:s text:c="3"/>eclipse-java-google-style.xml</text:p>
      <text:p text:style-name="P1">association-lists-lab.rkt~ <text:s/>google-chrome.desktop</text:p>
      <text:p text:style-name="P1">CaesarCipher.java~<text:tab/> <text:s text:c="3"/>insertion-sort-lab.rkt~</text:p>
      <text:p text:style-name="P1">csc207<text:tab/><text:tab/><text:tab/> <text:s text:c="3"/>nguyenqu2-exam-02-master.zip</text:p>
      <text:p text:style-name="P1">csc207-hw4<text:tab/><text:tab/> <text:s text:c="3"/>project-nba-2.rkt~</text:p>
      <text:p text:style-name="P1">csc207-hw5<text:tab/><text:tab/> <text:s text:c="3"/>project-nba.rkt~</text:p>
      <text:p text:style-name="P1">CSC 211<text:tab/><text:tab/><text:tab/> <text:s text:c="3"/>shell</text:p>
      <text:p text:style-name="P1">CSC-214<text:tab/><text:tab/><text:tab/> <text:s text:c="3"/>shell.tar.gz</text:p>
      <text:p text:style-name="P1">datapath<text:tab/><text:tab/> <text:s text:c="3"/>White-Background-HQ-Desktop-Wallpaper-16574.jpg</text:p>
      <text:p text:style-name="P1">datapath-part3CD.tar.gz</text:p>
      <text:p text:style-name="P1">Child process 5513 exited with status 0</text:p>
      <text:p text:style-name="P1">$ sleep 1&amp; sleep 1; sleep 1</text:p>
      <text:p text:style-name="P1">Child process 5617 exited with status 0</text:p>
      <text:p text:style-name="P1">Child process 5618 exited with status 0</text:p>
      <text:p text:style-name="P1">Child process 5619 exited with status 0</text:p>
      <text:p text:style-name="P1">$ exit</text:p>
      <text:p text:style-name="P1">nguyenqu2@burroughs:shell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10:58.640120391</meta:creation-date>
    <dc:date>2020-02-06T16:12:19.651202590</dc:date>
    <meta:editing-duration>PT1M21S</meta:editing-duration>
    <meta:editing-cycles>1</meta:editing-cycles>
    <meta:document-statistic meta:table-count="0" meta:image-count="0" meta:object-count="0" meta:page-count="1" meta:paragraph-count="43" meta:word-count="143" meta:character-count="1366" meta:non-whitespace-character-count="1178"/>
    <meta:generator>LibreOffice/5.2.7.2$Linux_X86_64 LibreOffice_project/20m0$Build-2</meta:generator>
  </office:meta>
</office:document-meta>
</file>